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3cm" svg:stroke-color="#333333" draw:fill="solid" draw:fill-color="#333333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end="Arrow" draw:marker-end-width="0.19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1cm" svg:stroke-color="#000000" draw:fill="solid" draw:fill-color="#fff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fill="none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Line_20_Style_20_9" svg:stroke-width="0.03cm" svg:stroke-color="#000000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fill="solid" draw:fill-color="#000000" draw:textarea-horizontal-align="center" draw:textarea-vertical-align="middle" fo:padding-top="0.14cm" fo:padding-bottom="0.14cm" fo:padding-left="0.265cm" fo:padding-right="0.265cm" draw:shadow="hidden"/>
    </style:style>
    <style:style style:name="gr9" style:family="graphic" style:parent-style-name="standard">
      <style:graphic-properties svg:stroke-width="0.05cm" svg:stroke-color="#000000" draw:marker-start-width="0.23cm" draw:marker-end-width="0.23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8cm" svg:stroke-color="#000000" draw:marker-start-width="0.275cm" draw:marker-end-width="0.275cm" draw:fill="solid" draw:fill-color="#ffffff" draw:textarea-horizontal-align="center" draw:textarea-vertical-align="middle" fo:padding-top="0.165cm" fo:padding-bottom="0.165cm" fo:padding-left="0.29cm" fo:padding-right="0.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g>
          <draw:frame draw:style-name="gr1" draw:text-style-name="P2" draw:layer="layout" svg:width="1.416cm" svg:height="1.039cm" svg:x="0.389cm" svg:y="0.66cm">
            <draw:text-box>
              <text:p text:style-name="P1"><text:span text:style-name="T1">SSTV</text:span></text:p>
              <text:p text:style-name="P1"><text:span text:style-name="T1">input</text:span></text:p>
            </draw:text-box>
          </draw:frame>
          <draw:g>
            <draw:g>
              <draw:rect draw:style-name="gr2" draw:text-style-name="P2" draw:layer="layout" svg:width="2.143cm" svg:height="1.505cm" svg:x="3.093cm" svg:y="0.45cm">
                <text:p/>
              </draw:rect>
              <draw:rect draw:style-name="gr3" draw:text-style-name="P2" draw:layer="layout" svg:width="2.143cm" svg:height="1.505cm" svg:x="3.044cm" svg:y="0.403cm">
                <text:p/>
              </draw:rect>
            </draw:g>
            <draw:frame draw:style-name="gr1" draw:text-style-name="P2" draw:layer="layout" svg:width="1.45cm" svg:height="0.645cm" svg:x="3.406cm" svg:y="0.857cm">
              <draw:text-box>
                <text:p text:style-name="P1"><text:span text:style-name="T1">limiter</text:span></text:p>
              </draw:text-box>
            </draw:frame>
          </draw:g>
          <draw:g>
            <draw:g>
              <draw:rect draw:style-name="gr2" draw:text-style-name="P2" draw:layer="layout" svg:width="2.143cm" svg:height="1.505cm" svg:x="6.107cm" svg:y="0.45cm">
                <text:p/>
              </draw:rect>
              <draw:rect draw:style-name="gr3" draw:text-style-name="P2" draw:layer="layout" svg:width="2.143cm" svg:height="1.505cm" svg:x="6.058cm" svg:y="0.403cm">
                <text:p/>
              </draw:rect>
            </draw:g>
            <draw:frame draw:style-name="gr1" draw:text-style-name="P2" draw:layer="layout" svg:width="2.504cm" svg:height="1.039cm" svg:x="5.862cm" svg:y="0.633cm">
              <draw:text-box>
                <text:p text:style-name="P1"><text:span text:style-name="T1">image</text:span></text:p>
                <text:p text:style-name="P1"><text:span text:style-name="T1">discriminator</text:span></text:p>
              </draw:text-box>
            </draw:frame>
          </draw:g>
          <draw:g>
            <draw:g>
              <draw:rect draw:style-name="gr2" draw:text-style-name="P2" draw:layer="layout" svg:width="2.143cm" svg:height="1.505cm" svg:x="11.112cm" svg:y="0.45cm">
                <text:p/>
              </draw:rect>
              <draw:rect draw:style-name="gr3" draw:text-style-name="P2" draw:layer="layout" svg:width="2.143cm" svg:height="1.505cm" svg:x="11.063cm" svg:y="0.403cm">
                <text:p/>
              </draw:rect>
            </draw:g>
            <draw:frame draw:style-name="gr1" draw:text-style-name="P2" draw:layer="layout" svg:width="1.84cm" svg:height="1.039cm" svg:x="11.199cm" svg:y="0.66cm">
              <draw:text-box>
                <text:p text:style-name="P1"><text:span text:style-name="T1">image</text:span></text:p>
                <text:p text:style-name="P1"><text:span text:style-name="T1">amplifier</text:span></text:p>
              </draw:text-box>
            </draw:frame>
          </draw:g>
          <draw:g>
            <draw:g>
              <draw:rect draw:style-name="gr2" draw:text-style-name="P2" draw:layer="layout" svg:width="2.143cm" svg:height="1.505cm" svg:x="8.654cm" svg:y="2.55cm">
                <text:p/>
              </draw:rect>
              <draw:rect draw:style-name="gr3" draw:text-style-name="P2" draw:layer="layout" svg:width="2.143cm" svg:height="1.505cm" svg:x="8.605cm" svg:y="2.503cm">
                <text:p/>
              </draw:rect>
            </draw:g>
            <draw:frame draw:style-name="gr1" draw:text-style-name="P2" draw:layer="layout" svg:width="1.992cm" svg:height="1.039cm" svg:x="8.681cm" svg:y="2.742cm">
              <draw:text-box>
                <text:p text:style-name="P1"><text:span text:style-name="T1">sync</text:span></text:p>
                <text:p text:style-name="P1"><text:span text:style-name="T1">separator</text:span></text:p>
              </draw:text-box>
            </draw:frame>
          </draw:g>
          <draw:g>
            <draw:g>
              <draw:rect draw:style-name="gr2" draw:text-style-name="P2" draw:layer="layout" svg:width="2.143cm" svg:height="1.505cm" svg:x="8.654cm" svg:y="4.636cm">
                <text:p/>
              </draw:rect>
              <draw:rect draw:style-name="gr3" draw:text-style-name="P2" draw:layer="layout" svg:width="2.143cm" svg:height="1.505cm" svg:x="8.605cm" svg:y="4.589cm">
                <text:p/>
              </draw:rect>
            </draw:g>
            <draw:frame draw:style-name="gr1" draw:text-style-name="P2" draw:layer="layout" svg:width="1.84cm" svg:height="1.039cm" svg:x="8.741cm" svg:y="4.749cm">
              <draw:text-box>
                <text:p text:style-name="P1"><text:span text:style-name="T1">sync</text:span></text:p>
                <text:p text:style-name="P1"><text:span text:style-name="T1">amplifier</text:span></text:p>
              </draw:text-box>
            </draw:frame>
          </draw:g>
          <draw:g>
            <draw:g>
              <draw:rect draw:style-name="gr2" draw:text-style-name="P2" draw:layer="layout" svg:width="2.143cm" svg:height="1.505cm" svg:x="8.654cm" svg:y="6.824cm">
                <text:p/>
              </draw:rect>
              <draw:rect draw:style-name="gr3" draw:text-style-name="P2" draw:layer="layout" svg:width="2.143cm" svg:height="1.505cm" svg:x="8.605cm" svg:y="6.777cm">
                <text:p/>
              </draw:rect>
            </draw:g>
            <draw:frame draw:style-name="gr1" draw:text-style-name="P2" draw:layer="layout" svg:width="1.67cm" svg:height="1.039cm" svg:x="8.851cm" svg:y="6.982cm">
              <draw:text-box>
                <text:p text:style-name="P1"><text:span text:style-name="T1">sync</text:span></text:p>
                <text:p text:style-name="P1"><text:span text:style-name="T1">rectifier</text:span></text:p>
              </draw:text-box>
            </draw:frame>
          </draw:g>
          <draw:g>
            <draw:g>
              <draw:rect draw:style-name="gr2" draw:text-style-name="P2" draw:layer="layout" svg:width="2.143cm" svg:height="1.505cm" svg:x="4.79cm" svg:y="9.222cm">
                <text:p/>
              </draw:rect>
              <draw:rect draw:style-name="gr3" draw:text-style-name="P2" draw:layer="layout" svg:width="2.143cm" svg:height="1.505cm" svg:x="4.741cm" svg:y="9.175cm">
                <text:p/>
              </draw:rect>
            </draw:g>
            <draw:frame draw:style-name="gr1" draw:text-style-name="P2" draw:layer="layout" svg:width="1.632cm" svg:height="1.039cm" svg:x="4.981cm" svg:y="9.432cm">
              <draw:text-box>
                <text:p text:style-name="P1"><text:span text:style-name="T1">vertical</text:span></text:p>
                <text:p text:style-name="P1"><text:span text:style-name="T1">scan</text:span></text:p>
              </draw:text-box>
            </draw:frame>
          </draw:g>
          <draw:g>
            <draw:g>
              <draw:rect draw:style-name="gr2" draw:text-style-name="P2" draw:layer="layout" svg:width="2.143cm" svg:height="1.505cm" svg:x="10.692cm" svg:y="9.19cm">
                <text:p/>
              </draw:rect>
              <draw:rect draw:style-name="gr3" draw:text-style-name="P2" draw:layer="layout" svg:width="2.143cm" svg:height="1.505cm" svg:x="10.643cm" svg:y="9.143cm">
                <text:p/>
              </draw:rect>
            </draw:g>
            <draw:frame draw:style-name="gr1" draw:text-style-name="P2" draw:layer="layout" svg:width="2.026cm" svg:height="1.039cm" svg:x="10.691cm" svg:y="9.427cm">
              <draw:text-box>
                <text:p text:style-name="P1"><text:span text:style-name="T1">horizontal</text:span></text:p>
                <text:p text:style-name="P1"><text:span text:style-name="T1">scan</text:span></text:p>
              </draw:text-box>
            </draw:frame>
          </draw:g>
          <draw:g>
            <draw:g>
              <draw:rect draw:style-name="gr2" draw:text-style-name="P2" draw:layer="layout" svg:width="2.143cm" svg:height="1.505cm" svg:x="13.336cm" svg:y="2.678cm">
                <text:p/>
              </draw:rect>
              <draw:rect draw:style-name="gr3" draw:text-style-name="P2" draw:layer="layout" svg:width="2.143cm" svg:height="1.505cm" svg:x="13.287cm" svg:y="2.631cm">
                <text:p/>
              </draw:rect>
            </draw:g>
            <draw:frame draw:style-name="gr1" draw:text-style-name="P2" draw:layer="layout" svg:width="1.776cm" svg:height="0.645cm" svg:x="13.514cm" svg:y="3.085cm">
              <draw:text-box>
                <text:p text:style-name="P1"><text:span text:style-name="T1">detector</text:span></text:p>
              </draw:text-box>
            </draw:frame>
          </draw:g>
          <draw:g>
            <draw:g>
              <draw:rect draw:style-name="gr2" draw:text-style-name="P2" draw:layer="layout" svg:width="2.143cm" svg:height="1.505cm" svg:x="13.336cm" svg:y="4.917cm">
                <text:p/>
              </draw:rect>
              <draw:rect draw:style-name="gr3" draw:text-style-name="P2" draw:layer="layout" svg:width="2.143cm" svg:height="1.505cm" svg:x="13.287cm" svg:y="4.87cm">
                <text:p/>
              </draw:rect>
            </draw:g>
            <draw:frame draw:style-name="gr1" draw:text-style-name="P2" draw:layer="layout" svg:width="1.869cm" svg:height="0.645cm" svg:x="13.433cm" svg:y="5.324cm">
              <draw:text-box>
                <text:p text:style-name="P1"><text:span text:style-name="T1">low pass</text:span></text:p>
              </draw:text-box>
            </draw:frame>
          </draw:g>
          <draw:line draw:style-name="gr4" draw:text-style-name="P2" draw:layer="layout" svg:x1="1.778cm" svg:y1="1.179cm" svg:x2="3.033cm" svg:y2="1.179cm">
            <text:p/>
          </draw:line>
          <draw:line draw:style-name="gr4" draw:text-style-name="P2" draw:layer="layout" svg:x1="5.238cm" svg:y1="1.179cm" svg:x2="6.056cm" svg:y2="1.179cm">
            <text:p/>
          </draw:line>
          <draw:line draw:style-name="gr4" draw:text-style-name="P2" draw:layer="layout" svg:x1="8.258cm" svg:y1="1.179cm" svg:x2="11.066cm" svg:y2="1.179cm">
            <text:p/>
          </draw:line>
          <draw:line draw:style-name="gr4" draw:text-style-name="P2" draw:layer="layout" svg:x1="9.701cm" svg:y1="1.159cm" svg:x2="9.701cm" svg:y2="2.512cm">
            <text:p/>
          </draw:line>
          <draw:line draw:style-name="gr4" draw:text-style-name="P2" draw:layer="layout" svg:x1="9.701cm" svg:y1="4.057cm" svg:x2="9.701cm" svg:y2="4.603cm">
            <text:p/>
          </draw:line>
          <draw:line draw:style-name="gr4" draw:text-style-name="P2" draw:layer="layout" svg:x1="9.701cm" svg:y1="6.158cm" svg:x2="9.701cm" svg:y2="6.764cm">
            <text:p/>
          </draw:line>
          <draw:line draw:style-name="gr4" draw:text-style-name="P2" draw:layer="layout" svg:x1="14.383cm" svg:y1="4.178cm" svg:x2="14.383cm" svg:y2="4.855cm">
            <text:p/>
          </draw:line>
          <draw:line draw:style-name="gr3" draw:text-style-name="P2" draw:layer="layout" svg:x1="5.748cm" svg:y1="8.663cm" svg:x2="11.734cm" svg:y2="8.663cm">
            <text:p/>
          </draw:line>
          <draw:line draw:style-name="gr4" draw:text-style-name="P2" draw:layer="layout" svg:x1="5.755cm" svg:y1="8.667cm" svg:x2="5.755cm" svg:y2="9.172cm">
            <text:p/>
          </draw:line>
          <draw:line draw:style-name="gr4" draw:text-style-name="P2" draw:layer="layout" svg:x1="11.72cm" svg:y1="8.668cm" svg:x2="11.72cm" svg:y2="9.164cm">
            <text:p/>
          </draw:line>
          <draw:line draw:style-name="gr3" draw:text-style-name="P2" draw:layer="layout" svg:x1="5.793cm" svg:y1="11.097cm" svg:x2="15.11cm" svg:y2="11.097cm">
            <text:p/>
          </draw:line>
          <draw:line draw:style-name="gr4" draw:text-style-name="P2" draw:layer="layout" svg:x1="14.383cm" svg:y1="1.164cm" svg:x2="14.383cm" svg:y2="2.629cm">
            <text:p/>
          </draw:line>
          <draw:line draw:style-name="gr3" draw:text-style-name="P2" draw:layer="layout" svg:x1="13.256cm" svg:y1="1.157cm" svg:x2="14.396cm" svg:y2="1.157cm">
            <text:p/>
          </draw:line>
          <draw:line draw:style-name="gr3" draw:text-style-name="P2" draw:layer="layout" svg:x1="14.36cm" svg:y1="6.422cm" svg:x2="14.36cm" svg:y2="9.37cm">
            <text:p/>
          </draw:line>
          <draw:g>
            <draw:g>
              <draw:line draw:style-name="gr5" draw:text-style-name="P2" draw:layer="layout" svg:x1="14.307cm" svg:y1="9.39cm" svg:x2="15.771cm" svg:y2="9.39cm">
                <text:p/>
              </draw:line>
              <draw:path draw:style-name="gr6" draw:text-style-name="P2" draw:layer="layout" svg:width="0.529cm" svg:height="1.079cm" svg:x="13.787cm" svg:y="9.39cm" svg:viewBox="0 0 530 1080" svg:d="m530 0c-707 0-707 1080 0 1080">
                <text:p/>
              </draw:path>
              <draw:line draw:style-name="gr5" draw:text-style-name="P2" draw:layer="layout" svg:x1="14.317cm" svg:y1="10.47cm" svg:x2="15.781cm" svg:y2="10.47cm">
                <text:p/>
              </draw:line>
              <draw:line draw:style-name="gr5" draw:text-style-name="P2" draw:layer="layout" svg:x1="15.747cm" svg:y1="9.397cm" svg:x2="16.383cm" svg:y2="9.097cm">
                <text:p/>
              </draw:line>
              <draw:path draw:style-name="gr6" draw:text-style-name="P2" draw:layer="layout" svg:width="0.28cm" svg:height="1.677cm" svg:x="16.331cm" svg:y="9.094cm" svg:viewBox="0 0 281 1678" svg:d="m0 0c375 306 375 1376 1 1678">
                <text:p/>
              </draw:path>
              <draw:line draw:style-name="gr5" draw:text-style-name="P2" draw:layer="layout" svg:x1="16.383cm" svg:y1="10.762cm" svg:x2="15.747cm" svg:y2="10.462cm">
                <text:p/>
              </draw:line>
            </draw:g>
            <draw:line draw:style-name="gr7" draw:text-style-name="P2" draw:layer="layout" svg:x1="14.357cm" svg:y1="9.42cm" svg:x2="14.357cm" svg:y2="10.464cm">
              <text:p/>
            </draw:line>
          </draw:g>
          <draw:line draw:style-name="gr4" draw:text-style-name="P2" draw:layer="layout" svg:x1="15.083cm" svg:y1="8.823cm" svg:x2="15.083cm" svg:y2="9.338cm">
            <text:p/>
          </draw:line>
          <draw:line draw:style-name="gr4" draw:text-style-name="P2" draw:layer="layout" svg:x1="15.098cm" svg:y1="11.098cm" svg:x2="15.098cm" svg:y2="10.532cm">
            <text:p/>
          </draw:line>
          <draw:line draw:style-name="gr3" draw:text-style-name="P2" draw:layer="layout" svg:x1="15.078cm" svg:y1="8.837cm" svg:x2="13.395cm" svg:y2="8.837cm">
            <text:p/>
          </draw:line>
          <draw:line draw:style-name="gr3" draw:text-style-name="P2" draw:layer="layout" svg:x1="13.404cm" svg:y1="8.831cm" svg:x2="13.404cm" svg:y2="10.886cm">
            <text:p/>
          </draw:line>
          <draw:line draw:style-name="gr3" draw:text-style-name="P2" draw:layer="layout" svg:x1="13.411cm" svg:y1="10.881cm" svg:x2="11.698cm" svg:y2="10.881cm">
            <text:p/>
          </draw:line>
          <draw:line draw:style-name="gr3" draw:text-style-name="P2" draw:layer="layout" svg:x1="11.706cm" svg:y1="10.698cm" svg:x2="11.706cm" svg:y2="10.87cm">
            <text:p/>
          </draw:line>
          <draw:line draw:style-name="gr3" draw:text-style-name="P2" draw:layer="layout" svg:x1="5.806cm" svg:y1="10.735cm" svg:x2="5.806cm" svg:y2="11.098cm">
            <text:p/>
          </draw:line>
          <draw:line draw:style-name="gr3" draw:text-style-name="P2" draw:layer="layout" svg:x1="9.715cm" svg:y1="8.329cm" svg:x2="9.715cm" svg:y2="8.676cm">
            <text:p/>
          </draw:line>
          <draw:circle draw:style-name="gr8" draw:text-style-name="P2" draw:layer="layout" svg:width="0.136cm" svg:height="0.136cm" svg:x="9.647cm" svg:y="1.113cm">
            <text:p/>
          </draw:circle>
          <draw:circle draw:style-name="gr8" draw:text-style-name="P2" draw:layer="layout" svg:width="0.136cm" svg:height="0.136cm" svg:x="9.655cm" svg:y="8.592cm">
            <text:p/>
          </draw:circle>
          <draw:rect draw:style-name="gr3" draw:text-style-name="P2" draw:layer="layout" svg:width="0.712cm" svg:height="0.254cm" svg:x="7.791cm" svg:y="8.523cm">
            <text:p/>
          </draw:rect>
          <draw:circle draw:style-name="gr8" draw:text-style-name="P2" draw:layer="layout" svg:width="0.136cm" svg:height="0.136cm" svg:x="7.416cm" svg:y="8.592cm">
            <text:p/>
          </draw:circle>
          <draw:line draw:style-name="gr3" draw:text-style-name="P2" draw:layer="layout" svg:x1="7.485cm" svg:y1="8.678cm" svg:x2="7.485cm" svg:y2="9.025cm">
            <text:p/>
          </draw:line>
          <draw:line draw:style-name="gr9" draw:text-style-name="P2" draw:layer="layout" svg:x1="7.315cm" svg:y1="9.024cm" svg:x2="7.654cm" svg:y2="9.024cm">
            <text:p/>
          </draw:line>
          <draw:line draw:style-name="gr9" draw:text-style-name="P2" draw:layer="layout" svg:x1="7.316cm" svg:y1="9.143cm" svg:x2="7.655cm" svg:y2="9.143cm">
            <text:p/>
          </draw:line>
          <draw:line draw:style-name="gr3" draw:text-style-name="P2" draw:layer="layout" svg:x1="7.485cm" svg:y1="9.162cm" svg:x2="7.485cm" svg:y2="9.509cm">
            <text:p/>
          </draw:line>
          <draw:line draw:style-name="gr10" draw:text-style-name="P2" draw:layer="layout" svg:x1="7.291cm" svg:y1="9.499cm" svg:x2="7.68cm" svg:y2="9.49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Line_20_Style_20_9" draw:display-name="Line Style 9" draw:style="rect" draw:dots1="1" draw:dots1-length="547%" draw:distance="5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6-08-02T16:03:33</meta:creation-date>
    <dc:date>2011-02-01T20:42:00</dc:date>
    <dc:language>cs-CZ</dc:language>
    <meta:editing-cycles>7</meta:editing-cycles>
    <meta:editing-duration>PT45M51S</meta:editing-duration>
    <dc:creator>BruXy </dc:creator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